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cc3300" style:font-name="Calibri" style:font-name-asian="Noto Sans CJK SC Regular" style:font-name-complex="Calibri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 fo:font-size="10.5pt" style:font-size-asian="10.5pt" style:font-size-complex="10.5pt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 fo:font-size="10.5pt" style:font-size-asian="10.5pt" style:font-size-complex="10.5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cc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3"/>
          <table:table-cell>
            <draw:frame table:end-cell-address="Sheet1.N30" table:end-x="20.55pt" table:end-y="6.77pt" draw:z-index="0" draw:name="Chart 2" draw:style-name="gr1" draw:text-style-name="P1" svg:width="790.47pt" svg:height="434.98pt" svg:x="47.59pt" svg:y="6.77pt">
              <loext:p draw:notify-on-update-of-ranges="Sheet1.C4:Sheet1.C6 Sheet1.B4:Sheet1.B6 Sheet1.C8:Sheet1.C10 Sheet1.B8:Sheet1.B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voltage</text:p>
          </table:table-cell>
          <table:table-cell table:style-name="ce1" office:value-type="string" calcext:value-type="string">
            <text:p>Spoof volt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S1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wide open throttle</text:p>
          </table:table-cell>
          <table:table-cell table:style-name="ce8" office:value-type="float" office:value="4096" calcext:value-type="float">
            <text:p>4096</text:p>
          </table:table-cell>
          <table:table-cell table:style-name="ce11" office:value-type="float" office:value="4.065" calcext:value-type="float">
            <text:p>4.065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2"/>
          <table:table-cell table:number-columns-repeated="1021"/>
        </table:table-row>
        <table:table-row table:style-name="ro1">
          <table:table-cell table:style-name="ce5" office:value-type="string" calcext:value-type="string">
            <text:p>closed throttle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732" calcext:value-type="float">
            <text:p>0.73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PS2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wide open throttle</text:p>
          </table:table-cell>
          <table:table-cell table:style-name="ce8" office:value-type="float" office:value="4096" calcext:value-type="float">
            <text:p>4096</text:p>
          </table:table-cell>
          <table:table-cell table:style-name="ce11" office:value-type="float" office:value="2.075" calcext:value-type="float">
            <text:p>2.075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2"/>
          <table:table-cell table:number-columns-repeated="1021"/>
        </table:table-row>
        <table:table-row table:style-name="ro1">
          <table:table-cell table:style-name="ce5" office:value-type="string" calcext:value-type="string">
            <text:p>closed throttle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366" calcext:value-type="float">
            <text:p>0.366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Hartung</meta:initial-creator>
    <meta:creation-date>2015-09-28T13:25:48</meta:creation-date>
    <dc:date>2016-11-07T13:08:40.321496594</dc:date>
    <meta:generator>LibreOffice/5.1.4.2$Linux_X86_64 LibreOffice_project/10m0$Build-2</meta:generator>
    <meta:editing-duration>PT8M27S</meta:editing-duration>
    <meta:editing-cycles>1</meta:editing-cycles>
    <meta:document-statistic meta:table-count="1" meta:cell-count="17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7.887cm" svg:height="15.346cm" xlink:href=".." xlink:type="simple" chart:class="chart:scatter" chart:style-name="ch1">
        <chart:plot-area chart:style-name="ch2" table:cell-range-address="Sheet1.B4:Sheet1.C6 Sheet1.C8:Sheet1.C10" svg:x="0.557cm" svg:y="0.306cm" svg:width="26.773cm" svg:height="14.734cm">
          <chartooo:coordinate-region svg:x="1.337cm" svg:y="0.505cm" svg:width="25.568cm" svg:height="13.88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4:Sheet1.C6" chart:class="chart:scatter">
            <chart:domain table:cell-range-address="Sheet1.B4:Sheet1.B6"/>
            <chart:regression-curve chart:style-name="ch6"/>
            <chart:regression-curve chart:style-name="ch7">
              <chart:equation chart:display-equation="true" chart:display-r-square="false" chart:style-name="ch8"/>
            </chart:regression-curve>
            <chart:data-point chart:repeated="3"/>
          </chart:series>
          <chart:series chart:style-name="ch5" chart:values-cell-range-address="Sheet1.C8:Sheet1.C10" chart:class="chart:scatter">
            <chart:domain table:cell-range-address="Sheet1.B8:Sheet1.B10"/>
            <chart:regression-curve chart:style-name="ch9">
              <chart:equation chart:display-equation="true" chart:display-r-square="false" chart:style-name="ch8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Sheet1.B4:Sheet1.B6</svg:desc>
                </draw:g>
              </table:table-cell>
              <table:table-cell office:value-type="float" office:value="4.065">
                <text:p>4.065</text:p>
                <draw:g>
                  <svg:desc>Sheet1.C4:Sheet1.C6</svg:desc>
                </draw:g>
              </table:table-cell>
              <table:table-cell office:value-type="float" office:value="4096">
                <text:p>4096</text:p>
                <draw:g>
                  <svg:desc>Sheet1.B8:Sheet1.B10</svg:desc>
                </draw:g>
              </table:table-cell>
              <table:table-cell office:value-type="float" office:value="2.075">
                <text:p>2.075</text:p>
                <draw:g>
                  <svg:desc>Sheet1.C8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32">
                <text:p>0.732</text:p>
              </table:table-cell>
              <table:table-cell office:value-type="float" office:value="0">
                <text:p>0</text:p>
              </table:table-cell>
              <table:table-cell office:value-type="float" office:value="0.366">
                <text:p>0.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